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marker-start="Arrowheads_20_3" draw:marker-start-width="0.3cm" draw:marker-end="Arrowheads_20_3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Comic Sans MS'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text-properties fo:font-size="8pt" fo:font-style="italic"/>
    </style:style>
    <style:style style:name="T1" style:family="text">
      <style:text-properties fo:font-size="10pt"/>
    </style:style>
    <style:style style:name="T2" style:family="text">
      <style:text-properties fo:font-family="'Comic Sans MS'" style:font-pitch="variable"/>
    </style:style>
    <style:style style:name="T3" style:family="text">
      <style:text-properties fo:font-size="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92cm" svg:height="0.86cm" svg:x="12.566cm" svg:y="0.458cm">
          <text:p text:style-name="P1"><text:span text:style-name="T1">B1</text:span></text:p>
        </draw:rect>
        <draw:frame draw:style-name="gr2" draw:text-style-name="P4" draw:layer="layout" svg:width="10.734cm" svg:height="1.136cm" svg:x="0.472cm" svg:y="1.549cm">
          <draw:text-box>
            <text:p text:style-name="P3"><text:span text:style-name="T2">V vs = y [ <text:s text:c="7"/>H [ WD [ <text:s text:c="5"/>] <text:s text:c="7"/>]]</text:span></text:p>
          </draw:text-box>
        </draw:frame>
        <draw:rect draw:style-name="gr1" draw:text-style-name="P2" draw:layer="layout" svg:width="0.92cm" svg:height="0.86cm" svg:x="13.522cm" svg:y="1.851cm">
          <text:p text:style-name="P1"><text:span text:style-name="T1">B2</text:span></text:p>
        </draw:rect>
        <draw:custom-shape draw:style-name="gr3" draw:text-style-name="P5" draw:layer="layout" svg:width="0.737cm" svg:height="0.448cm" svg:x="11.334cm" svg:y="1.972cm">
          <text:p text:style-name="P3"/>
          <draw:enhanced-geometry draw:text-areas="4000 ?f1 ?f5 ?f2" draw:glue-points="0 10800 21600 10800 ?f0 0 ?f0 21600" draw:type="mso-spt100" draw:modifiers="9921.9512195122 8130.0668151447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4" draw:text-style-name="P6" draw:layer="layout" svg:width="0.92cm" svg:height="0.86cm" svg:x="3.641cm" svg:y="1.776cm">
          <text:p text:style-name="P1"><text:span text:style-name="T1">B1</text:span></text:p>
        </draw:rect>
        <draw:rect draw:style-name="gr4" draw:text-style-name="P6" draw:layer="layout" svg:width="0.92cm" svg:height="0.86cm" svg:x="7.682cm" svg:y="1.776cm">
          <text:p text:style-name="P1"><text:span text:style-name="T1">B1</text:span></text:p>
        </draw:rect>
        <draw:frame draw:style-name="gr2" draw:text-style-name="P7" draw:layer="layout" svg:width="1.311cm" svg:height="0.569cm" svg:x="13.596cm" svg:y="1.269cm">
          <draw:text-box>
            <text:p text:style-name="P3"><text:span text:style-name="T3">y lines</text:span></text:p>
          </draw:text-box>
        </draw:frame>
        <draw:line draw:style-name="gr5" draw:text-style-name="P5" draw:layer="layout" svg:x1="13.534cm" svg:y1="2.914cm" svg:x2="12.567cm" svg:y2="2.913cm">
          <text:p text:style-name="P3"/>
        </draw:line>
        <draw:rect draw:style-name="gr4" draw:text-style-name="P6" draw:layer="layout" svg:width="0.92cm" svg:height="0.86cm" svg:x="9.289cm" svg:y="1.765cm">
          <text:p text:style-name="P1"><text:span text:style-name="T1">B2</text:span></text:p>
        </draw:rect>
        <draw:line draw:style-name="gr5" draw:text-style-name="P5" draw:layer="layout" svg:x1="13.643cm" svg:y1="1.79cm" svg:x2="13.643cm" svg:y2="1.342cm">
          <text:p text:style-name="P3"/>
        </draw:line>
        <draw:frame draw:style-name="gr2" draw:text-style-name="P7" draw:layer="layout" svg:width="2.255cm" svg:height="0.887cm" svg:x="12.048cm" svg:y="3.059cm">
          <draw:text-box>
            <text:p text:style-name="P3"><text:span text:style-name="T3">spaces equal </text:span></text:p>
            <text:p text:style-name="P3"><text:span text:style-name="T3">to width of B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3" draw:display-name="Arrowheads 3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7-03-09T11:54:39</dc:date>
    <dc:language>en-US</dc:language>
    <meta:editing-cycles>16</meta:editing-cycles>
    <meta:editing-duration>PT10H57M34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